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6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8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style:font-name="Arial" style:text-underline-style="none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0" style:family="text">
      <style:text-properties fo:language="en" fo:country="US" style:font-name-complex="Symbol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style:font-name-complex="Ari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style:font-name-complex="Ari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font-name-complex="Arial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style:text-position="0% 100%" fo:language="en" fo:country="US" fo:font-style="normal" style:font-style-asian="normal" style:font-style-complex="normal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bold" style:font-size-asian="10pt" style:font-name-complex="Arial"/>
    </style:style>
    <style:style style:name="T28" style:family="text">
      <style:text-properties fo:font-size="10pt" fo:language="en" fo:country="US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3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"><text:span text:style-name="T20">AT2327 Alarm Dosimeter</text:span><text:span text:style-name="T27"><text:tab/></text:span><text:span text:style-name="T28">Date of calibration: </text:span><text:span text:style-name="T29">$date</text:span><text:span text:style-name="T32">.</text:span></text:p>
      <text:p text:style-name="P8"/>
      <text:p text:style-name="P4"><text:span text:style-name="T28">SN</text:span><text:span text:style-name="T33">: </text:span><text:span text:style-name="T30">$serial</text:span></text:p>
      <text:p text:style-name="P9"/>
      <text:p text:style-name="P11"><text:span text:style-name="T28">Type: </text:span><text:span text:style-name="T31">BDKG-02</text:span></text:p>
      <text:p text:style-name="P9"/>
      <text:p text:style-name="P5">Measurement limits: <text:span text:style-name="T24">BDKG-02: γ 0.1 µSv/h – 10 Sv/h;</text:span></text:p>
      <text:p text:style-name="P10"/>
      <text:p text:style-name="P5">Measurement error: <text:span text:style-name="T24">BDKG-02: ±15%</text:span></text:p>
      <text:p text:style-name="P13"/>
      <text:p text:style-name="P5">Operating conditions:</text:p>
      <text:list xml:id="list1893394176306717461" text:style-name="L1">
        <text:list-item>
          <text:p text:style-name="P42"><text:span text:style-name="T8">Air temperature<text:tab/></text:span><text:span text:style-name="T21"><text:tab/><text:tab/><text:tab/>+</text:span><text:span text:style-name="T8">$temp</text:span><text:span text:style-name="T21"> °</text:span><text:span text:style-name="T8">C</text:span></text:p>
        </text:list-item>
        <text:list-item>
          <text:p text:style-name="P42"><text:span text:style-name="T8">Atmospheric pressure<text:tab/></text:span><text:span text:style-name="T8"><text:tab/><text:tab/><text:tab/>98,5 kPa</text:span></text:p>
        </text:list-item>
        <text:list-item>
          <text:p text:style-name="P42"><text:span text:style-name="T8">Relative humidity<text:tab/><text:tab/></text:span><text:span text:style-name="T8"><text:tab/><text:tab/>$vlag %</text:span></text:p>
        </text:list-item>
        <text:list-item>
          <text:p text:style-name="P43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27">Calibration means:</text:p>
      <text:list xml:id="list34348449" text:continue-numbering="true" text:style-name="L1">
        <text:list-item>
          <text:p text:style-name="P45">$eng_facility_110;</text:p>
        </text:list-item>
        <text:list-item>
          <text:p text:style-name="P46">$eng_facility_130;</text:p>
        </text:list-item>
        <text:list-item>
          <text:p text:style-name="P46">$facility_src_cs_eng;</text:p>
          <text:p text:style-name="P44"><text:span text:style-name="Знак_20_примечания"><text:span text:style-name="T4"/></text:span></text:p>
        </text:list-item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6">BDKG-02 (</text:span><text:span text:style-name="T10">γ</text:span><text:span text:style-name="T6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2">Ḣ</text:span><text:span text:style-name="T16">oi</text:span><text:span text:style-name="T22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5">Relative gamma radiation dose rate measure-ment</text:span> error</text:p>
            <text:p text:style-name="P20"><text:span text:style-name="T12">θ</text:span><text:span text:style-name="T17">пр</text:span><text:span text:style-name="T16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6">Δ</text:span><text:span text:style-name="T16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6">Back-ground</text:span>, <text:span text:style-name="T7">nSv</text:span><text:span text:style-name="T12">/</text:span><text:span text:style-name="T7">h</text:span></text:p>
          </table:table-cell>
          <table:table-cell table:style-name="t1.D3" table:number-columns-spanned="3" office:value-type="string">
            <text:p text:style-name="P23"><text:span text:style-name="T6">Measured value</text:span> <text:span text:style-name="T12">Ḣ</text:span><text:span text:style-name="T11">*</text:span><text:span text:style-name="T14">i</text:span><text:span text:style-name="T2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6">Average value</text:span>, <text:span text:style-name="T7">H</text:span><text:span text:style-name="T14">i</text:span><text:span text:style-name="T2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2">H</text:span><text:span text:style-name="T13">1</text:span></text:p>
          </table:table-cell>
          <table:table-cell table:style-name="t1.D3" office:value-type="string">
            <text:p text:style-name="P23"><text:span text:style-name="T7">H</text:span><text:span text:style-name="T13">2</text:span></text:p>
          </table:table-cell>
          <table:table-cell table:style-name="t1.D3" office:value-type="string">
            <text:p text:style-name="P23"><text:span text:style-name="T7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9">µ</text:span>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6">15</text:span></text:p>
          </table:table-cell>
        </table:table-row>
        <table:table-row>
          <table:table-cell table:style-name="t1.A5" office:value-type="string">
            <text:p text:style-name="P17">7 <text:span text:style-name="T9">µ</text:span>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9">µ</text:span>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9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ext:p text:style-name="P40"/>
      <text:p text:style-name="P48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1">S/N</text:p>
          </table:table-cell>
          <table:table-cell table:style-name="Таблица12.B1" office:value-type="string">
            <text:p text:style-name="P37"><text:span text:style-name="T21">Н</text:span><text:span text:style-name="T18">с</text:span><text:span text:style-name="T15"> </text:span><text:span text:style-name="T8">calibration value, </text:span></text:p>
            <text:p text:style-name="P38">nSv/h</text:p>
          </table:table-cell>
          <table:table-cell table:style-name="Таблица12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_g1<text:span text:style-name="T5">$</text:span></text:p>
          </table:table-cell>
          <table:table-cell table:style-name="tgrad1.B1" office:value-type="string">
            <text:p text:style-name="P14">$grad1$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_g2<text:span text:style-name="T5">$</text:span></text:p>
          </table:table-cell>
          <table:table-cell table:style-name="tgrad2.B1" office:value-type="string">
            <text:p text:style-name="P14">$grad2$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_g3<text:span text:style-name="T5">$</text:span></text:p>
          </table:table-cell>
          <table:table-cell table:style-name="tgrad3.B1" office:value-type="string">
            <text:p text:style-name="P14">$grad3$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4">$bd_num_g4<text:span text:style-name="T5">$</text:span></text:p>
          </table:table-cell>
          <table:table-cell table:style-name="tgrad4.B1" office:value-type="string">
            <text:p text:style-name="P14">$grad4$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_g5<text:span text:style-name="T5">$</text:span></text:p>
          </table:table-cell>
          <table:table-cell table:style-name="tgrad5.B1" office:value-type="string">
            <text:p text:style-name="P14">$grad5$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_g6<text:span text:style-name="T5">$</text:span></text:p>
          </table:table-cell>
          <table:table-cell table:style-name="tgrad6.B1" office:value-type="string">
            <text:p text:style-name="P14">$grad6$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_g7<text:span text:style-name="T5">$</text:span></text:p>
          </table:table-cell>
          <table:table-cell table:style-name="tgrad7.B1" office:value-type="string">
            <text:p text:style-name="P14">$grad7$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_g8<text:span text:style-name="T5">$</text:span></text:p>
          </table:table-cell>
          <table:table-cell table:style-name="tgrad8.B1" office:value-type="string">
            <text:p text:style-name="P14">$grad8$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_g9<text:span text:style-name="T5">$</text:span></text:p>
          </table:table-cell>
          <table:table-cell table:style-name="tgrad9.B1" office:value-type="string">
            <text:p text:style-name="P14">$grad9$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_g10<text:span text:style-name="T5">$</text:span></text:p>
          </table:table-cell>
          <table:table-cell table:style-name="tgrad10.B1" office:value-type="string">
            <text:p text:style-name="P14">$grad10$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4">$bd_num_g11<text:span text:style-name="T5">$</text:span></text:p>
          </table:table-cell>
          <table:table-cell table:style-name="tgrad11.B1" office:value-type="string">
            <text:p text:style-name="P14">$grad11$</text:p>
          </table:table-cell>
          <table:table-cell table:style-name="tgrad11.C1" office:value-type="string">
            <text:p text:style-name="P15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4">$bd_num_g12<text:span text:style-name="T5">$</text:span></text:p>
          </table:table-cell>
          <table:table-cell table:style-name="tgrad12.B1" office:value-type="string">
            <text:p text:style-name="P14">$grad12$</text:p>
          </table:table-cell>
          <table:table-cell table:style-name="tgrad12.C1" office:value-type="string">
            <text:p text:style-name="P15">$activity</text:p>
          </table:table-cell>
        </table:table-row>
      </table:table>
      <table:table table:name="tgrad13" table:style-name="tgrad13">
        <table:table-column table:style-name="tgrad13.A" table:number-columns-repeated="3"/>
        <text:soft-page-break/>
        <table:table-row>
          <table:table-cell table:style-name="tgrad13.A1" office:value-type="string">
            <text:p text:style-name="P14">$bd_num_g13<text:span text:style-name="T5">$</text:span></text:p>
          </table:table-cell>
          <table:table-cell table:style-name="tgrad13.B1" office:value-type="string">
            <text:p text:style-name="P14">$grad13$</text:p>
          </table:table-cell>
          <table:table-cell table:style-name="tgrad13.C1" office:value-type="string">
            <text:p text:style-name="P15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14">$bd_num_g14<text:span text:style-name="T5">$</text:span></text:p>
          </table:table-cell>
          <table:table-cell table:style-name="tgrad14.B1" office:value-type="string">
            <text:p text:style-name="P14">$grad14$</text:p>
          </table:table-cell>
          <table:table-cell table:style-name="tgrad14.C1" office:value-type="string">
            <text:p text:style-name="P15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4">$bd_num_g15<text:span text:style-name="T5">$</text:span></text:p>
          </table:table-cell>
          <table:table-cell table:style-name="tgrad15.B1" office:value-type="string">
            <text:p text:style-name="P14">$grad15$</text:p>
          </table:table-cell>
          <table:table-cell table:style-name="tgrad15.C1" office:value-type="string">
            <text:p text:style-name="P15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4">$bd_num_g16<text:span text:style-name="T5">$</text:span></text:p>
          </table:table-cell>
          <table:table-cell table:style-name="tgrad16.B1" office:value-type="string">
            <text:p text:style-name="P14">$grad16$</text:p>
          </table:table-cell>
          <table:table-cell table:style-name="tgrad16.C1" office:value-type="string">
            <text:p text:style-name="P15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4">$bd_num_g17<text:span text:style-name="T5">$</text:span></text:p>
          </table:table-cell>
          <table:table-cell table:style-name="tgrad17.B1" office:value-type="string">
            <text:p text:style-name="P14">$grad17$</text:p>
          </table:table-cell>
          <table:table-cell table:style-name="tgrad17.C1" office:value-type="string">
            <text:p text:style-name="P15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4">$bd_num_g18<text:span text:style-name="T5">$</text:span></text:p>
          </table:table-cell>
          <table:table-cell table:style-name="tgrad18.B1" office:value-type="string">
            <text:p text:style-name="P14">$grad18$</text:p>
          </table:table-cell>
          <table:table-cell table:style-name="tgrad18.C1" office:value-type="string">
            <text:p text:style-name="P15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4">$bd_num_g19<text:span text:style-name="T5">$</text:span></text:p>
          </table:table-cell>
          <table:table-cell table:style-name="tgrad19.B1" office:value-type="string">
            <text:p text:style-name="P14">$grad19$</text:p>
          </table:table-cell>
          <table:table-cell table:style-name="tgrad19.C1" office:value-type="string">
            <text:p text:style-name="P15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4">$bd_num_g20<text:span text:style-name="T5">$</text:span></text:p>
          </table:table-cell>
          <table:table-cell table:style-name="tgrad20.B1" office:value-type="string">
            <text:p text:style-name="P14">$grad20$</text:p>
          </table:table-cell>
          <table:table-cell table:style-name="tgrad20.C1" office:value-type="string">
            <text:p text:style-name="P15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4">$bd_num_g21<text:span text:style-name="T5">$</text:span></text:p>
          </table:table-cell>
          <table:table-cell table:style-name="tgrad21.B1" office:value-type="string">
            <text:p text:style-name="P14">$grad21$</text:p>
          </table:table-cell>
          <table:table-cell table:style-name="tgrad21.C1" office:value-type="string">
            <text:p text:style-name="P15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4">$bd_num_g22<text:span text:style-name="T5">$</text:span></text:p>
          </table:table-cell>
          <table:table-cell table:style-name="tgrad22.B1" office:value-type="string">
            <text:p text:style-name="P14">$grad22$</text:p>
          </table:table-cell>
          <table:table-cell table:style-name="tgrad22.C1" office:value-type="string">
            <text:p text:style-name="P15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4">$bd_num_g23<text:span text:style-name="T5">$</text:span></text:p>
          </table:table-cell>
          <table:table-cell table:style-name="tgrad23.B1" office:value-type="string">
            <text:p text:style-name="P14">$grad23$</text:p>
          </table:table-cell>
          <table:table-cell table:style-name="tgrad23.C1" office:value-type="string">
            <text:p text:style-name="P15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4">$bd_num_g24<text:span text:style-name="T5">$</text:span></text:p>
          </table:table-cell>
          <table:table-cell table:style-name="tgrad24.B1" office:value-type="string">
            <text:p text:style-name="P14">$grad24$</text:p>
          </table:table-cell>
          <table:table-cell table:style-name="tgrad24.C1" office:value-type="string">
            <text:p text:style-name="P15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4">$bd_num_g25<text:span text:style-name="T5">$</text:span></text:p>
          </table:table-cell>
          <table:table-cell table:style-name="tgrad25.B1" office:value-type="string">
            <text:p text:style-name="P14">$grad25$</text:p>
          </table:table-cell>
          <table:table-cell table:style-name="tgrad25.C1" office:value-type="string">
            <text:p text:style-name="P15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4">$bd_num_g26<text:span text:style-name="T5">$</text:span></text:p>
          </table:table-cell>
          <table:table-cell table:style-name="tgrad26.B1" office:value-type="string">
            <text:p text:style-name="P14">$grad26$</text:p>
          </table:table-cell>
          <table:table-cell table:style-name="tgrad26.C1" office:value-type="string">
            <text:p text:style-name="P15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4">$bd_num_g27<text:span text:style-name="T5">$</text:span></text:p>
          </table:table-cell>
          <table:table-cell table:style-name="tgrad27.B1" office:value-type="string">
            <text:p text:style-name="P14">$grad27$</text:p>
          </table:table-cell>
          <table:table-cell table:style-name="tgrad27.C1" office:value-type="string">
            <text:p text:style-name="P15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4">$bd_num_g28<text:span text:style-name="T5">$</text:span></text:p>
          </table:table-cell>
          <table:table-cell table:style-name="tgrad28.B1" office:value-type="string">
            <text:p text:style-name="P14">$grad28$</text:p>
          </table:table-cell>
          <table:table-cell table:style-name="tgrad28.C1" office:value-type="string">
            <text:p text:style-name="P15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4">$bd_num_g29<text:span text:style-name="T5">$</text:span></text:p>
          </table:table-cell>
          <table:table-cell table:style-name="tgrad29.B1" office:value-type="string">
            <text:p text:style-name="P14">$grad29$</text:p>
          </table:table-cell>
          <table:table-cell table:style-name="tgrad29.C1" office:value-type="string">
            <text:p text:style-name="P15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4">$bd_num_g30<text:span text:style-name="T5">$</text:span></text:p>
          </table:table-cell>
          <table:table-cell table:style-name="tgrad30.B1" office:value-type="string">
            <text:p text:style-name="P14">$grad30$</text:p>
          </table:table-cell>
          <table:table-cell table:style-name="tgrad30.C1" office:value-type="string">
            <text:p text:style-name="P15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4">$bd_num_g31<text:span text:style-name="T5">$</text:span></text:p>
          </table:table-cell>
          <table:table-cell table:style-name="tgrad31.B1" office:value-type="string">
            <text:p text:style-name="P14">$grad31$</text:p>
          </table:table-cell>
          <table:table-cell table:style-name="tgrad31.C1" office:value-type="string">
            <text:p text:style-name="P15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4">$bd_num_g32<text:span text:style-name="T5">$</text:span></text:p>
          </table:table-cell>
          <table:table-cell table:style-name="tgrad32.B1" office:value-type="string">
            <text:p text:style-name="P14">$grad32$</text:p>
          </table:table-cell>
          <table:table-cell table:style-name="tgrad32.C1" office:value-type="string">
            <text:p text:style-name="P15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4">$bd_num_g33<text:span text:style-name="T5">$</text:span></text:p>
          </table:table-cell>
          <table:table-cell table:style-name="tgrad33.B1" office:value-type="string">
            <text:p text:style-name="P14">$grad33$</text:p>
          </table:table-cell>
          <table:table-cell table:style-name="tgrad33.C1" office:value-type="string">
            <text:p text:style-name="P15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4">$bd_num_g34<text:span text:style-name="T5">$</text:span></text:p>
          </table:table-cell>
          <table:table-cell table:style-name="tgrad34.B1" office:value-type="string">
            <text:p text:style-name="P14">$grad34$</text:p>
          </table:table-cell>
          <table:table-cell table:style-name="tgrad34.C1" office:value-type="string">
            <text:p text:style-name="P15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4">$bd_num_g35<text:span text:style-name="T5">$</text:span></text:p>
          </table:table-cell>
          <table:table-cell table:style-name="tgrad35.B1" office:value-type="string">
            <text:p text:style-name="P14">$grad35$</text:p>
          </table:table-cell>
          <table:table-cell table:style-name="tgrad35.C1" office:value-type="string">
            <text:p text:style-name="P15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4">$bd_num_g36<text:span text:style-name="T5">$</text:span></text:p>
          </table:table-cell>
          <table:table-cell table:style-name="tgrad36.B1" office:value-type="string">
            <text:p text:style-name="P14">$grad36$</text:p>
          </table:table-cell>
          <table:table-cell table:style-name="tgrad36.C1" office:value-type="string">
            <text:p text:style-name="P15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4">$bd_num_g37<text:span text:style-name="T5">$</text:span></text:p>
          </table:table-cell>
          <table:table-cell table:style-name="tgrad37.B1" office:value-type="string">
            <text:p text:style-name="P14">$grad37$</text:p>
          </table:table-cell>
          <table:table-cell table:style-name="tgrad37.C1" office:value-type="string">
            <text:p text:style-name="P15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4">$bd_num_g38<text:span text:style-name="T5">$</text:span></text:p>
          </table:table-cell>
          <table:table-cell table:style-name="tgrad38.B1" office:value-type="string">
            <text:p text:style-name="P14">$grad38$</text:p>
          </table:table-cell>
          <table:table-cell table:style-name="tgrad38.C1" office:value-type="string">
            <text:p text:style-name="P15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4">$bd_num_g39<text:span text:style-name="T5">$</text:span></text:p>
          </table:table-cell>
          <table:table-cell table:style-name="tgrad39.B1" office:value-type="string">
            <text:p text:style-name="P14">$grad39$</text:p>
          </table:table-cell>
          <table:table-cell table:style-name="tgrad39.C1" office:value-type="string">
            <text:p text:style-name="P15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4">$bd_num_g40<text:span text:style-name="T5">$</text:span></text:p>
          </table:table-cell>
          <table:table-cell table:style-name="tgrad40.B1" office:value-type="string">
            <text:p text:style-name="P14">$grad40$</text:p>
          </table:table-cell>
          <table:table-cell table:style-name="tgrad40.C1" office:value-type="string">
            <text:p text:style-name="P15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13:21.79</dc:date>
    <meta:print-date>2019-04-03T15:18:00</meta:print-date>
    <meta:editing-cycles>144</meta:editing-cycles>
    <meta:editing-duration>PT10H40M37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702"/>
  </office:meta>
</office:document-meta>
</file>